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6.364cm"/>
    </style:style>
    <style:style style:name="Table1.B" style:family="table-column">
      <style:table-column-properties style:column-width="2.992cm"/>
    </style:style>
    <style:style style:name="Table1.C" style:family="table-column">
      <style:table-column-properties style:column-width="7.643cm"/>
    </style:style>
    <style:style style:name="Table1.A1" style:family="table-cell">
      <style:table-cell-properties style:vertical-align="middle" fo:padding="0.097cm" fo:border-left="0.002cm solid #00ffff" fo:border-right="none" fo:border-top="0.002cm solid #00ffff" fo:border-bottom="none"/>
    </style:style>
    <style:style style:name="Table1.B1" style:family="table-cell">
      <style:table-cell-properties style:vertical-align="middle" fo:padding="0.097cm" fo:border-left="none" fo:border-right="none" fo:border-top="0.002cm solid #00ffff" fo:border-bottom="none"/>
    </style:style>
    <style:style style:name="Table1.C1" style:family="table-cell">
      <style:table-cell-properties style:vertical-align="middle" fo:padding="0.097cm" fo:border-left="none" fo:border-right="0.002cm solid #00ffff" fo:border-top="0.002cm solid #00ffff" fo:border-bottom="none"/>
    </style:style>
    <style:style style:name="Table1.A2" style:family="table-cell">
      <style:table-cell-properties style:vertical-align="middle" fo:padding="0.097cm" fo:border-left="0.002cm solid #00ffff" fo:border-right="none" fo:border-top="none" fo:border-bottom="none"/>
    </style:style>
    <style:style style:name="Table1.B2" style:family="table-cell">
      <style:table-cell-properties style:vertical-align="middle" fo:padding="0.097cm" fo:border="none"/>
    </style:style>
    <style:style style:name="Table1.C2" style:family="table-cell">
      <style:table-cell-properties style:vertical-align="middle" fo:padding="0.097cm" fo:border-left="none" fo:border-right="0.002cm solid #00ffff" fo:border-top="none" fo:border-bottom="none"/>
    </style:style>
    <style:style style:name="Table1.A5" style:family="table-cell">
      <style:table-cell-properties style:vertical-align="middle" fo:padding="0.097cm" fo:border-left="0.002cm solid #00ffff" fo:border-right="none" fo:border-top="none" fo:border-bottom="0.002cm solid #00ffff"/>
    </style:style>
    <style:style style:name="Table1.B5" style:family="table-cell">
      <style:table-cell-properties style:vertical-align="middle" fo:padding="0.097cm" fo:border-left="none" fo:border-right="none" fo:border-top="none" fo:border-bottom="0.002cm solid #00ffff"/>
    </style:style>
    <style:style style:name="Table1.C5" style:family="table-cell">
      <style:table-cell-properties style:vertical-align="middle" fo:padding="0.097cm" fo:border-left="none" fo:border-right="0.002cm solid #00ffff" fo:border-top="none" fo:border-bottom="0.002cm solid #00ffff"/>
    </style:style>
    <style:style style:name="Table2" style:family="table">
      <style:table-properties style:width="16.999cm" table:align="left"/>
    </style:style>
    <style:style style:name="Table2.A" style:family="table-column">
      <style:table-column-properties style:column-width="8.994cm"/>
    </style:style>
    <style:style style:name="Table2.B" style:family="table-column">
      <style:table-column-properties style:column-width="3.702cm"/>
    </style:style>
    <style:style style:name="Table2.C" style:family="table-column">
      <style:table-column-properties style:column-width="4.302cm"/>
    </style:style>
    <style:style style:name="Table2.A1" style:family="table-cell">
      <style:table-cell-properties style:vertical-align="middle" fo:padding="0.097cm" fo:border-left="0.002cm solid #00ffff" fo:border-right="none" fo:border-top="0.002cm solid #00ffff" fo:border-bottom="none"/>
    </style:style>
    <style:style style:name="Table2.B1" style:family="table-cell">
      <style:table-cell-properties style:vertical-align="middle" fo:padding="0.097cm" fo:border-left="none" fo:border-right="none" fo:border-top="0.002cm solid #00ffff" fo:border-bottom="none"/>
    </style:style>
    <style:style style:name="Table2.C1" style:family="table-cell">
      <style:table-cell-properties style:vertical-align="middle" fo:padding="0.097cm" fo:border-left="none" fo:border-right="0.002cm solid #00ffff" fo:border-top="0.002cm solid #00ffff" fo:border-bottom="none"/>
    </style:style>
    <style:style style:name="Table2.A2" style:family="table-cell">
      <style:table-cell-properties style:vertical-align="middle" fo:padding="0.097cm" fo:border-left="0.002cm solid #00ffff" fo:border-right="none" fo:border-top="none" fo:border-bottom="none"/>
    </style:style>
    <style:style style:name="Table2.B2" style:family="table-cell">
      <style:table-cell-properties style:vertical-align="middle" fo:padding="0.097cm" fo:border="none"/>
    </style:style>
    <style:style style:name="Table2.C2" style:family="table-cell">
      <style:table-cell-properties style:vertical-align="middle" fo:padding="0.097cm" fo:border-left="none" fo:border-right="0.002cm solid #00ffff" fo:border-top="none" fo:border-bottom="none"/>
    </style:style>
    <style:style style:name="Table2.A4" style:family="table-cell">
      <style:table-cell-properties style:vertical-align="middle" fo:padding="0.097cm" fo:border-left="0.002cm solid #00ffff" fo:border-right="none" fo:border-top="none" fo:border-bottom="0.002cm solid #00ffff"/>
    </style:style>
    <style:style style:name="Table2.B4" style:family="table-cell">
      <style:table-cell-properties style:vertical-align="middle" fo:padding="0.097cm" fo:border-left="none" fo:border-right="none" fo:border-top="none" fo:border-bottom="0.002cm solid #00ffff"/>
    </style:style>
    <style:style style:name="Table2.C4" style:family="table-cell">
      <style:table-cell-properties style:vertical-align="middle" fo:padding="0.097cm" fo:border-left="none" fo:border-right="0.002cm solid #00ffff" fo:border-top="none" fo:border-bottom="0.002cm solid #00ffff"/>
    </style:style>
    <style:style style:name="Table3" style:family="table">
      <style:table-properties style:width="16.999cm" table:align="left"/>
    </style:style>
    <style:style style:name="Table3.A" style:family="table-column">
      <style:table-column-properties style:column-width="6.562cm"/>
    </style:style>
    <style:style style:name="Table3.B" style:family="table-column">
      <style:table-column-properties style:column-width="3.535cm"/>
    </style:style>
    <style:style style:name="Table3.C" style:family="table-column">
      <style:table-column-properties style:column-width="6.902cm"/>
    </style:style>
    <style:style style:name="Table3.A1" style:family="table-cell">
      <style:table-cell-properties style:vertical-align="middle" fo:padding="0.097cm" fo:border-left="0.002cm solid #00ffff" fo:border-right="none" fo:border-top="0.002cm solid #00ffff" fo:border-bottom="none"/>
    </style:style>
    <style:style style:name="Table3.B1" style:family="table-cell">
      <style:table-cell-properties style:vertical-align="middle" fo:padding="0.097cm" fo:border-left="none" fo:border-right="none" fo:border-top="0.002cm solid #00ffff" fo:border-bottom="none"/>
    </style:style>
    <style:style style:name="Table3.C1" style:family="table-cell">
      <style:table-cell-properties style:vertical-align="middle" fo:padding="0.097cm" fo:border-left="none" fo:border-right="0.002cm solid #00ffff" fo:border-top="0.002cm solid #00ffff" fo:border-bottom="none"/>
    </style:style>
    <style:style style:name="Table3.A2" style:family="table-cell">
      <style:table-cell-properties style:vertical-align="middle" fo:padding="0.097cm" fo:border-left="0.002cm solid #00ffff" fo:border-right="none" fo:border-top="none" fo:border-bottom="none"/>
    </style:style>
    <style:style style:name="Table3.B2" style:family="table-cell">
      <style:table-cell-properties style:vertical-align="middle" fo:padding="0.097cm" fo:border="none"/>
    </style:style>
    <style:style style:name="Table3.C2" style:family="table-cell">
      <style:table-cell-properties style:vertical-align="middle" fo:padding="0.097cm" fo:border-left="none" fo:border-right="0.002cm solid #00ffff" fo:border-top="none" fo:border-bottom="none"/>
    </style:style>
    <style:style style:name="Table3.A3" style:family="table-cell">
      <style:table-cell-properties style:vertical-align="middle" fo:padding="0.097cm" fo:border-left="0.002cm solid #00ffff" fo:border-right="none" fo:border-top="none" fo:border-bottom="0.002cm solid #00ffff"/>
    </style:style>
    <style:style style:name="Table3.B3" style:family="table-cell">
      <style:table-cell-properties style:vertical-align="middle" fo:padding="0.097cm" fo:border-left="none" fo:border-right="none" fo:border-top="none" fo:border-bottom="0.002cm solid #00ffff"/>
    </style:style>
    <style:style style:name="Table3.C3" style:family="table-cell">
      <style:table-cell-properties style:vertical-align="middle" fo:padding="0.097cm" fo:border-left="none" fo:border-right="0.002cm solid #00ffff" fo:border-top="none" fo:border-bottom="0.002cm solid #00ffff"/>
    </style:style>
    <style:style style:name="P1" style:family="paragraph" style:parent-style-name="Table_20_Contents">
      <style:paragraph-properties fo:margin-top="0cm" fo:margin-bottom="0.499cm"/>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justify" style:justify-single-word="false"/>
      <style:text-properties fo:font-size="11pt" style:font-size-asian="11pt" style:font-size-complex="11pt"/>
    </style:style>
    <style:style style:name="P5"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1">
      <style:paragraph-properties fo:margin-top="0cm" fo:margin-bottom="0cm"/>
    </style:style>
    <style:style style:name="P9" style:family="paragraph" style:parent-style-name="Text_20_body" style:list-style-name="L2">
      <style:paragraph-properties fo:margin-top="0cm" fo:margin-bottom="0cm"/>
    </style:style>
    <style:style style:name="P10" style:family="paragraph" style:parent-style-name="Heading_20_3">
      <style:paragraph-properties fo:text-align="center" style:justify-single-word="false"/>
    </style:style>
    <style:style style:name="P11" style:family="paragraph" style:parent-style-name="Heading_20_3">
      <style:paragraph-properties fo:text-align="justify" style:justify-single-word="false"/>
      <style:text-properties fo:font-size="11pt" style:font-size-asian="11pt" style:font-size-complex="11pt"/>
    </style:style>
    <style:style style:name="P12" style:family="paragraph" style:parent-style-name="Heading_20_3">
      <style:paragraph-properties fo:text-align="center" style:justify-single-word="false" fo:break-before="page"/>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normal" style:font-size-asian="11pt" style:font-weight-asian="normal" style:font-size-complex="11pt" style:font-weight-complex="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SVN</text:h>
      <text:p text:style-name="P2"><text:tab/>When you "check in" or "commit" to svn, you're contacting a central repository, synchronizing (merging &amp; resolving) with the centralized versions, creating a changelist, and then sending that changelist back to the centralized repository.  All users use and share the same repository, possibly with branching.  If 2 users want to share code, the only way they can do so is by checking into the repository and then each doing a sync. <text:line-break/></text:p>
      <text:p text:style-name="P3">GIT</text:p>
      <text:p text:style-name="P2"><text:line-break/><text:tab/>In git, when you check out a repository, you're getting a complete clone of the whole thing -- all revisions of all files, all the metadata, everything.  You make changes locally, check in (commit) to your local copy of the repository, and then "push" those changesets to another repository when you want to publish them or share them with other users.  You can also "pull" to synchronize with a remote repository.  Since every repository is equal (they're all complete copies) you can "push" changes anywhere -- this is how 2 or more users can collaborate on a new feature without impacting the centralized repository. These users just issue push/pull operations with each other when they want to share code.  Once they have a working functional improvement, they can then "push" all the relevant changesets back to the central or production repository. </text:p>
      <text:h text:style-name="P11" text:outline-level="3">&gt;&gt;differences between a checkout repository</text:h>
      <text:p text:style-name="P4"><text:tab/>*In Svn, keeps a copy from the last revision of repo</text:p>
      <text:p text:style-name="P4"><text:tab/>*In Git, keeps a copy of the entire repo</text:p>
      <text:p text:style-name="P2"><text:span text:style-name="T1">&gt;&gt;</text:span><text:span text:style-name="T2">differences between a remote repository</text:span></text:p>
      <text:p text:style-name="P2"><text:span text:style-name="T2"><text:tab/>*</text:span><text:span text:style-name="T3">In Svn, can grab any particular path in the repository</text:span></text:p>
      <text:p text:style-name="P5"><text:tab/>*In Git, can only grab the entire repository</text:p>
      <text:p text:style-name="P2"><text:span text:style-name="T3">&gt;&gt;</text:span><text:span text:style-name="T2">differences for adding</text:span></text:p>
      <text:p text:style-name="P5"><text:tab/>*In Svn, used for adding new files</text:p>
      <text:p text:style-name="P5"><text:tab/>*In Git,use for adding new files and recording modifications to a existing file</text:p>
      <text:p text:style-name="P5">&gt;&gt;differeneces for status</text:p>
      <text:p text:style-name="P5"><text:tab/>*In Svn, tracks: unversioned, new, deleted, modified</text:p>
      <text:p text:style-name="P5"><text:tab/>*In Git, tracks: unversioned, new, deleted, modified, modified but not add-ed</text:p>
      <text:p text:style-name="P5">&gt;&gt;Similarity in commiting</text:p>
      <text:p text:style-name="P5"><text:tab/>*both can give commit message with -m and can specify files to commit</text:p>
      <text:p text:style-name="P5">&gt;&gt;Differences for commiting</text:p>
      <text:p text:style-name="P5"><text:tab/>*In Svn, sends changes to remote repository and revision number is incrementing integer</text:p>
      <text:p text:style-name="P5"><text:tab/>*In Git, only commits to local repository and revision number is hash of the commit</text:p>
      <text:p text:style-name="P5">&gt;&gt;Differences for diff</text:p>
      <text:p text:style-name="P5"><text:tab/>*in Svn, must be online</text:p>
      <text:p text:style-name="P5"><text:tab/>*In Git can be offline</text:p>
      <text:p text:style-name="P5">&gt;&gt;Differences for branching</text:p>
      <text:p text:style-name="P5"><text:tab/>*In Svn, makes changes immediately to remote repo</text:p>
      <text:p text:style-name="P5"><text:tab/>*In Git, local repository only and 'git push origin blarg' to send to remote </text:p>
      <text:h text:style-name="P12" text:outline-level="3">GIT vs SVN</text:h>
      <text:h text:style-name="Heading_20_3" text:outline-level="3" text:is-list-header="true">*Endless, Easy, Non-File-System-Based, Local Branches</text:h>
      <text:p text:style-name="Text_20_body"/>
      <text:p text:style-name="Text_20_body">&gt;&gt;The branching features offered by both Git and Subversio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Task</text:p>
          </table:table-cell>
          <table:table-cell table:style-name="Table1.B1" office:value-type="string">
            <text:p text:style-name="Table_20_Heading">Git</text:p>
          </table:table-cell>
          <table:table-cell table:style-name="Table1.C1" office:value-type="string">
            <text:p text:style-name="Table_20_Heading">Subversion</text:p>
          </table:table-cell>
        </table:table-row>
        <table:table-row>
          <table:table-cell table:style-name="Table1.A2" office:value-type="string">
            <text:p text:style-name="Table_20_Contents">1. Get a copy of the project on your local machine.</text:p>
          </table:table-cell>
          <table:table-cell table:style-name="Table1.B2" office:value-type="string">
            <text:p text:style-name="Table_20_Contents">git clone /srv/repos /local/copy</text:p>
          </table:table-cell>
          <table:table-cell table:style-name="Table1.C2" office:value-type="string">
            <text:p text:style-name="Table_20_Contents">svn checkout /srv/repos /local/copy</text:p>
          </table:table-cell>
        </table:table-row>
        <table:table-row>
          <table:table-cell table:style-name="Table1.A2" office:value-type="string">
            <text:p text:style-name="Table_20_Contents">2. Create branches A-D to represent the features you’re working on.</text:p>
          </table:table-cell>
          <table:table-cell table:style-name="Table1.B2" office:value-type="string">
            <text:p text:style-name="Table_20_Contents">git checkout -b A<text:line-break/>git checkout -b B<text:line-break/>git checkout -b C<text:line-break/>git checkout -b D</text:p>
          </table:table-cell>
          <table:table-cell table:style-name="Table1.C2" office:value-type="string">
            <text:p text:style-name="P1">svn copy /srv/repos/trunk /srv/repos/branches/A; svn checkout /srv/repos/branches/A /local/copy/branches/A </text:p>
            <text:p text:style-name="P1">svn copy /srv/repos/trunk /srv/path/repos/branches/B; svn checkout /srv/repos/branches/B /local/copy/branches/B</text:p>
            <text:p text:style-name="P1">svn copy /srv/repos/trunk /srv/path/repos/branches/C; svn checkout /srv/repos/branches/C /local/copy/branches/C</text:p>
            <text:p text:style-name="P1">svn copy /srv/repos/trunk /srv/path/repos/branches/D; svn checkout /srv/repos/branches/D /local/copy/branches/D</text:p>
          </table:table-cell>
        </table:table-row>
        <table:table-row>
          <table:table-cell table:style-name="Table1.A2" office:value-type="string">
            <text:p text:style-name="Table_20_Contents">3. Feature B is very simple and you want to knock it out and get it into production ASAP.</text:p>
          </table:table-cell>
          <table:table-cell table:style-name="Table1.B2" office:value-type="string">
            <text:p text:style-name="P1">git checkout B<text:line-break/>[work in editor]<text:line-break/>git commit -a </text:p>
            <text:p text:style-name="P1">[peer review]<text:line-break/>git format-patch<text:line-break/>git send-email [options will vary]<text:line-break/>[peer gives you "thumbs up"]</text:p>
            <text:p text:style-name="P1">git checkout master<text:line-break/>git merge B<text:line-break/>git push</text:p>
          </table:table-cell>
          <table:table-cell table:style-name="Table1.C2" office:value-type="string">
            <text:p text:style-name="P1">[open text editor for branch B]<text:line-break/>[work in editor]<text:line-break/>svn commit </text:p>
            <text:p text:style-name="P1">[peer review]<text:line-break/>[send email to peer with branch name]<text:line-break/>[peer checks out your branch locally to review]<text:line-break/>[peer gives you "thumbs up"]</text:p>
            <text:p text:style-name="P1">cd /local/copy/trunk<text:line-break/>svn merge /local/copy/branches/B .<text:line-break/>svn commit</text:p>
          </table:table-cell>
        </table:table-row>
        <table:table-row>
          <table:table-cell table:style-name="Table1.A5" office:value-type="string">
            <text:p text:style-name="Table_20_Contents">4. Get rid of unnecessary branch B.</text:p>
          </table:table-cell>
          <table:table-cell table:style-name="Table1.B5" office:value-type="string">
            <text:p text:style-name="Table_20_Contents">git branch -d B</text:p>
          </table:table-cell>
          <table:table-cell table:style-name="Table1.C5" office:value-type="string">
            <text:p text:style-name="Table_20_Contents">svn delete /srv/repos/branches/B<text:line-break/><text:soft-page-break/>svn update</text:p>
          </table:table-cell>
        </table:table-row>
      </table:table>
      <text:p text:style-name="Text_20_body"/>
      <text:p text:style-name="Text_20_body"/>
      <text:p text:style-name="Text_20_body">The key advantages Git offered in each step:</text:p>
      <text:list xml:id="list1875629969" text:style-name="L1">
        <text:list-item>
          <text:p text:style-name="P8">Git creates a full repository with this command.  With Subversion, you’re just checking out the files in the repository. </text:p>
        </text:list-item>
        <text:list-item>
          <text:p text:style-name="P8">With each branch, no new files are created in the project file hierarchy on your system.  Since you have a full local repository, Git creates the files you need on the fly by processing the recorded changes.  With Subversion, you have to create every branch remotely on the server.  This can get messy depending on the size of your team.  If you decide to control branching to keep things clean, you forfeit the power branching offers. </text:p>
        </text:list-item>
        <text:list-item>
          <text:p text:style-name="P8">With Git, we only push our work to the server AFTER collaboration (more below).  With Subversion, it all hits the server. </text:p>
        </text:list-item>
        <text:list-item>
          <text:p text:style-name="P6">Again, no file system work.  Since we’re using a local repository, we let Git handle the details of removing the branch.  With Subversion, you still have the old copy until you update.  You either have to clean up manually, or “update” to clean up local and remote copies. </text:p>
        </text:list-item>
      </text:list>
      <text:h text:style-name="Heading_20_3" text:outline-level="3" text:is-list-header="true">*Stashing Temporary Work</text:h>
      <text:p text:style-name="Text_20_body">You start working on A and you’re about 100 lines of code into it when you get stumped on a math function.  The math wiz on your team is out for the day and you’d rather not continue until you consult him.  You’ve got some ideas for C, so you decide shift gears and get started.</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Table_20_Heading">Task</text:p>
          </table:table-cell>
          <table:table-cell table:style-name="Table2.B1" office:value-type="string">
            <text:p text:style-name="Table_20_Heading">Git</text:p>
          </table:table-cell>
          <table:table-cell table:style-name="Table2.C1" office:value-type="string">
            <text:p text:style-name="Table_20_Heading">Subversion</text:p>
          </table:table-cell>
        </table:table-row>
        <table:table-row>
          <table:table-cell table:style-name="Table2.A2" office:value-type="string">
            <text:p text:style-name="Table_20_Contents">1. Switch to branch A, write 100 lines of code</text:p>
          </table:table-cell>
          <table:table-cell table:style-name="Table2.B2" office:value-type="string">
            <text:p text:style-name="Table_20_Contents">git checkout A</text:p>
          </table:table-cell>
          <table:table-cell table:style-name="Table2.C2" office:value-type="string">
            <text:p text:style-name="Table_20_Contents">[open text editor for branch A]</text:p>
          </table:table-cell>
        </table:table-row>
        <table:table-row>
          <table:table-cell table:style-name="Table2.A2" office:value-type="string">
            <text:p text:style-name="Table_20_Contents">2. Switch to branch C  while waiting on a co-worker’s advise for A</text:p>
          </table:table-cell>
          <table:table-cell table:style-name="Table2.B2" office:value-type="string">
            <text:p text:style-name="Table_20_Contents">git stash<text:line-break/>git checkout C</text:p>
          </table:table-cell>
          <table:table-cell table:style-name="Table2.C2" office:value-type="string">
            <text:p text:style-name="Table_20_Contents">[close text editor for branch A]<text:line-break/>[open text editor for branch C]</text:p>
          </table:table-cell>
        </table:table-row>
        <table:table-row>
          <table:table-cell table:style-name="Table2.A4" office:value-type="string">
            <text:p text:style-name="Table_20_Contents">3. Work on C for a while, get advise from co-worker and resume work on A</text:p>
          </table:table-cell>
          <table:table-cell table:style-name="Table2.B4" office:value-type="string">
            <text:p text:style-name="Table_20_Contents">git stash<text:line-break/>git checkout A<text:line-break/>git stash list<text:line-break/>git stash apply [stash name]</text:p>
          </table:table-cell>
          <table:table-cell table:style-name="Table2.C4" office:value-type="string">
            <text:p text:style-name="Table_20_Contents">[close text editor for branch C]<text:line-break/>[open text editor for branch A]</text:p>
          </table:table-cell>
        </table:table-row>
      </table:table>
      <text:h text:style-name="Heading_20_3" text:outline-level="3" text:is-list-header="true">*Collaboration Before Public Commits</text:h>
      <text:p text:style-name="Text_20_body">It’s now weeks later and you’re working on D.  After some round table discussions with the team, you all agree that D may not be the best approach.  A co-worker starts working on his own branch E and a few days later wants to review it with you.</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Task</text:p>
          </table:table-cell>
          <table:table-cell table:style-name="Table3.B1" office:value-type="string">
            <text:p text:style-name="Table_20_Heading">Git</text:p>
          </table:table-cell>
          <table:table-cell table:style-name="Table3.C1" office:value-type="string">
            <text:p text:style-name="Table_20_Heading">Subversion</text:p>
          </table:table-cell>
        </table:table-row>
        <table:table-row>
          <table:table-cell table:style-name="Table3.A2" office:value-type="string">
            <text:p text:style-name="Table_20_Contents">1. Review co-workers suggested changes in his branch E</text:p>
          </table:table-cell>
          <table:table-cell table:style-name="Table3.B2" office:value-type="string">
            <text:p text:style-name="Table_20_Contents">[check your email for patch]<text:line-break/>[review patch]</text:p>
          </table:table-cell>
          <table:table-cell table:style-name="Table3.C2" office:value-type="string">
            <text:p text:style-name="Table_20_Contents">svn checkout /srv/repos/branches/E /local/copy/branches/E<text:line-break/>[open text editor for branch E]<text:line-break/>svn log [to find changes]<text:line-break/><text:soft-page-break/>svn diff [to view changes]<text:line-break/>[review branch]</text:p>
          </table:table-cell>
        </table:table-row>
        <table:table-row>
          <table:table-cell table:style-name="Table3.A3" office:value-type="string">
            <text:p text:style-name="Table_20_Contents">2. Agree that E is better and destroy your branch D</text:p>
          </table:table-cell>
          <table:table-cell table:style-name="Table3.B3" office:value-type="string">
            <text:p text:style-name="Table_20_Contents">git branch -D D</text:p>
          </table:table-cell>
          <table:table-cell table:style-name="Table3.C3" office:value-type="string">
            <text:p text:style-name="Table_20_Contents">svn delete /srv/repos/branches/D<text:line-break/>svn update</text:p>
          </table:table-cell>
        </table:table-row>
      </table:table>
      <text:p text:style-name="Text_20_body"/>
      <text:p text:style-name="Text_20_body">Git offers power by putting collaboration up front before commits are public for all to see.  Consider in each step:</text:p>
      <text:list xml:id="list723313715" text:style-name="L2">
        <text:list-item>
          <text:p text:style-name="P9">Git has a nice feature to create “patches.”  They are simply changes to code, very similar to a diff.  The idea is that you create patches from commits you’ve only made on your local copy of the repository.  When your co-worker sent you the patch for E, no one else on the team had to see his commit logs, branches, etc., in the public repository because they never existed there.  You are collaborating about E via emailed patches.  With Subversion, it’s all on the server, all the time. </text:p>
        </text:list-item>
        <text:list-item>
          <text:p text:style-name="P7">With Git, deleting an abandoned branch is simple and clean.  The work done in D will never be seen by the public, i.e., your team.  You’ve spared the team clutter both in the logs and on their file systems.  With Subversion, the clean up is on you.  Should you forget to delete D, it’s has the potential to get used and that could be bad.  Conversely, someone else may have quietly checked out D and been working on something.  When you delete it from the public repository, their commit will surely fail. </text:p>
        </text:list-item>
      </text:list>
      <text:h text:style-name="Heading_20_3" text:outline-level="3" text:is-list-header="tru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07T09:36:44</meta:creation-date>
    <dc:date>2011-02-10T09:53:23</dc:date>
    <meta:editing-duration>PT16H47M25S</meta:editing-duration>
    <meta:editing-cycles>5</meta:editing-cycles>
    <meta:generator>OpenOffice.org/3.0$Linux OpenOffice.org_project/300m9$Build-9358</meta:generator>
    <meta:document-statistic meta:table-count="3" meta:image-count="0" meta:object-count="0" meta:page-count="4" meta:paragraph-count="85" meta:word-count="1241" meta:character-count="7391"/>
    <meta:user-defined meta:name="Info 1"/>
    <meta:user-defined meta:name="Info 2"/>
    <meta:user-defined meta:name="Info 3"/>
    <meta:user-defined meta:name="Info 4"/>
  </office:meta>
</office:document-meta>
</file>